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A0000140D00001B988C0D0D019B428414.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7.341in" table:align="left"/>
    </style:style>
    <style:style style:name="Tableau2.A" style:family="table-column">
      <style:table-column-properties style:column-width="1.5681in"/>
    </style:style>
    <style:style style:name="Tableau2.B" style:family="table-column">
      <style:table-column-properties style:column-width="5.7729in"/>
    </style:style>
    <style:style style:name="Tableau2.A1" style:family="table-cell">
      <style:table-cell-properties fo:padding="0.0382in" fo:border-left="0.05pt solid #000000" fo:border-right="none" fo:border-top="0.05pt solid #000000" fo:border-bottom="0.05pt solid #000000"/>
    </style:style>
    <style:style style:name="Tableau2.B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139in" loext:contextual-spacing="false" fo:line-height="115%" fo:text-align="start" style:justify-single-word="false" fo:padding="0.0193in" fo:border-left="none" fo:border-right="none" fo:border-top="0.06pt solid #000000" fo:border-bottom="none" style:shadow="none"/>
      <style:text-properties style:font-name="Arial" fo:font-size="9pt" style:font-size-asian="9pt" style:font-size-complex="9pt"/>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font-name="Arial" fo:font-size="10.5pt" style:font-size-asian="10.5pt" style:font-name-complex="Times New Roman2" style:font-size-complex="10.5pt"/>
    </style:style>
    <style:style style:name="P5" style:family="paragraph" style:parent-style-name="Standard">
      <style:paragraph-properties fo:text-align="justify" style:justify-single-word="false"/>
      <style:text-properties style:font-name="Arial" fo:font-size="10.5pt" style:font-size-asian="10.5pt" style:font-name-complex="Times New Roman2" style:font-size-complex="10.5pt"/>
    </style:style>
    <style:style style:name="P6" style:family="paragraph" style:parent-style-name="Standard">
      <style:paragraph-properties fo:text-align="start" style:justify-single-word="false"/>
      <style:text-properties style:font-name="Arial" fo:font-size="10.5pt" style:font-size-asian="10.5pt" style:font-name-complex="Times New Roman2" style:font-size-complex="10.5pt"/>
    </style:style>
    <style:style style:name="P7" style:family="paragraph" style:parent-style-name="Standard">
      <style:text-properties style:font-name="Arial" fo:font-size="10.5pt" style:font-size-asian="10.5pt" style:font-size-complex="10.5pt"/>
    </style:style>
    <style:style style:name="P8" style:family="paragraph" style:parent-style-name="Standard">
      <style:paragraph-properties fo:text-align="justify" style:justify-single-word="false"/>
      <style:text-properties style:font-name="Arial" fo:font-size="10.5pt" style:font-size-asian="10.5pt" style:font-size-complex="10.5pt"/>
    </style:style>
    <style:style style:name="P9" style:family="paragraph" style:parent-style-name="Standard">
      <style:paragraph-properties fo:text-align="start" style:justify-single-word="false"/>
      <style:text-properties style:font-name="Arial" fo:font-size="10.5pt" style:font-size-asian="10.5pt" style:font-size-complex="10.5pt"/>
    </style:style>
    <style:style style:name="P10" style:family="paragraph" style:parent-style-name="Standard">
      <style:text-properties style:font-name="Arial" fo:font-size="10.5pt" style:text-underline-style="solid" style:text-underline-width="auto" style:text-underline-color="font-color" fo:font-weight="bold" style:font-size-asian="10.5pt" style:font-weight-asian="bold" style:font-name-complex="Times New Roman2" style:font-size-complex="10.5pt"/>
    </style:style>
    <style:style style:name="P11" style:family="paragraph" style:parent-style-name="Standard">
      <style:paragraph-properties fo:text-align="start" style:justify-single-word="false"/>
      <style:text-properties style:font-name="Arial" fo:font-size="10.5pt" fo:language="zxx" fo:country="none" fo:font-style="normal" fo:font-weight="bold" style:font-size-asian="10.5pt" style:language-asian="zxx" style:country-asian="none" style:font-style-asian="normal" style:font-weight-asian="bold" style:font-name-complex="Arial" style:font-size-complex="10.5pt" style:font-style-complex="normal" style:font-weight-complex="bold"/>
    </style:style>
    <style:style style:name="P12" style:family="paragraph" style:parent-style-name="Standard">
      <style:text-properties style:font-name="Arial" fo:font-size="13pt" style:text-underline-style="solid" style:text-underline-width="auto" style:text-underline-color="font-color" fo:font-weight="bold" style:font-size-asian="13pt" style:font-weight-asian="bold" style:font-name-complex="Times New Roman2" style:font-size-complex="13pt"/>
    </style:style>
    <style:style style:name="P13" style:family="paragraph" style:parent-style-name="Standard">
      <style:text-properties style:font-name="Arial" fo:font-size="9pt" style:font-size-asian="9pt" style:font-size-complex="9pt"/>
    </style:style>
    <style:style style:name="P14"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15" style:family="paragraph" style:parent-style-name="Standard">
      <style:paragraph-properties fo:text-align="justify" style:justify-single-word="false"/>
      <style:text-properties style:text-line-through-style="none" style:text-line-through-type="none" style:font-name="Arial" fo:font-size="9pt" style:text-underline-style="none" fo:font-weight="normal" style:font-size-asian="9pt" style:font-weight-asian="normal" style:font-size-complex="9pt"/>
    </style:style>
    <style:style style:name="P16" style:family="paragraph" style:parent-style-name="Standard">
      <style:paragraph-properties fo:text-align="justify" style:justify-single-word="false"/>
      <style:text-properties style:text-line-through-style="none" style:text-line-through-type="none" style:font-name="Arial" fo:font-size="9pt" style:text-underline-style="none" style:font-size-asian="9pt" style:font-size-complex="9pt"/>
    </style:style>
    <style:style style:name="P17" style:family="paragraph" style:parent-style-name="UrbanBody">
      <style:text-properties style:font-name="Arial" fo:font-size="10.5pt" style:font-size-asian="10.5pt" style:font-size-complex="10.5pt"/>
    </style:style>
    <style:style style:name="P18" style:family="paragraph" style:parent-style-name="UrbanBody">
      <style:paragraph-properties fo:text-align="justify" style:justify-single-word="false"/>
      <style:text-properties style:font-name="Arial" fo:font-size="10.5pt" style:font-size-asian="10.5pt" style:font-size-complex="10.5pt"/>
    </style:style>
    <style:style style:name="P19" style:family="paragraph" style:parent-style-name="UrbanBody">
      <style:paragraph-properties fo:text-align="end" style:justify-single-word="false"/>
      <style:text-properties style:font-name="Arial" fo:font-size="10.5pt" style:font-size-asian="10.5pt" style:font-size-complex="10.5pt"/>
    </style:style>
    <style:style style:name="P20" style:family="paragraph" style:parent-style-name="UrbanBody">
      <style:paragraph-properties fo:text-align="justify" style:justify-single-word="false"/>
      <style:text-properties style:font-name="Arial" fo:font-size="10.5pt" fo:font-style="normal" style:font-size-asian="10.5pt" style:font-style-asian="normal" style:font-size-complex="10.5pt" style:font-style-complex="normal"/>
    </style:style>
    <style:style style:name="P21" style:family="paragraph" style:parent-style-name="UrbanBody">
      <style:text-properties style:font-name="Arial" fo:font-size="9pt" style:font-size-asian="9pt" style:font-size-complex="9pt"/>
    </style:style>
    <style:style style:name="P22" style:family="paragraph" style:parent-style-name="UrbanBody">
      <style:paragraph-properties fo:text-align="justify" style:justify-single-word="false"/>
      <style:text-properties fo:color="#000000" style:font-name="Arial" fo:font-size="10.5pt" style:text-underline-style="none" fo:font-weight="normal" style:font-size-asian="10.5pt" style:font-size-complex="10.5pt"/>
    </style:style>
    <style:style style:name="P23" style:family="paragraph" style:parent-style-name="UrbanTitle">
      <style:text-properties style:font-name="Arial" fo:font-size="14pt" style:font-size-asian="14pt" style:font-size-complex="14pt"/>
    </style:style>
    <style:style style:name="P24" style:family="paragraph" style:parent-style-name="List_20_Paragraph">
      <style:text-properties style:font-name="Arial" fo:font-size="10.5pt" style:font-size-asian="10.5pt" style:font-name-complex="Times New Roman2" style:font-size-complex="10.5pt"/>
    </style:style>
    <style:style style:name="P25" style:family="paragraph" style:parent-style-name="Standard">
      <style:paragraph-properties fo:margin-left="0in" fo:margin-right="0in" fo:text-align="start" style:justify-single-word="false" fo:text-indent="0in" style:auto-text-indent="false"/>
      <style:text-properties style:font-name="Arial" fo:font-size="10.5pt" fo:font-style="normal" fo:font-weight="normal" style:font-size-asian="10.5pt" style:font-style-asian="normal" style:font-weight-asian="normal" style:font-name-complex="Times New Roman2" style:font-size-complex="10.5pt" style:font-style-complex="normal" style:font-weight-complex="normal"/>
    </style:style>
    <style:style style:name="P26" style:family="paragraph" style:parent-style-name="UrbanBody_20_">
      <style:paragraph-properties fo:padding-left="0.0555in" fo:padding-right="0.0555in" fo:padding-top="0.0138in" fo:padding-bottom="0.0138in" fo:border="0.51pt solid #00000a"/>
      <style:text-properties style:font-name="Arial" fo:font-size="10.5pt" style:font-size-asian="10.5pt" style:font-name-complex="Times New Roman2" style:font-size-complex="10.5pt"/>
    </style:style>
    <style:style style:name="P27" style:family="paragraph" style:parent-style-name="UrbanBody_20_">
      <style:paragraph-properties fo:padding-left="0.0555in" fo:padding-right="0.0555in" fo:padding-top="0.0138in" fo:padding-bottom="0.0138in" fo:border="0.51pt solid #00000a">
        <style:tab-stops>
          <style:tab-stop style:position="5.5126in" style:leader-style="dotted" style:leader-text="."/>
        </style:tab-stops>
      </style:paragraph-properties>
      <style:text-properties style:font-name="Arial" fo:font-size="10.5pt" style:font-size-asian="10.5pt" style:font-name-complex="Times New Roman2" style:font-size-complex="10.5pt"/>
    </style:style>
    <style:style style:name="P28" style:family="paragraph" style:parent-style-name="Standard">
      <style:paragraph-properties fo:padding-left="0.0555in" fo:padding-right="0.0555in" fo:padding-top="0.0138in" fo:padding-bottom="0.0138in" fo:border="0.51pt solid #00000a"/>
      <style:text-properties style:font-name="Arial" fo:font-size="10.5pt" style:text-underline-style="solid" style:text-underline-width="auto" style:text-underline-color="font-color" fo:font-weight="bold" style:font-size-asian="10.5pt" style:font-weight-asian="bold" style:font-name-complex="Times New Roman2" style:font-size-complex="10.5pt" style:font-weight-complex="bold"/>
    </style:style>
    <style:style style:name="P29" style:family="paragraph" style:parent-style-name="Standard">
      <style:paragraph-properties fo:text-align="start" style:justify-single-word="false" fo:padding-left="0.0555in" fo:padding-right="0.0555in" fo:padding-top="0.0138in" fo:padding-bottom="0.0138in" fo:border="0.51pt solid #00000a"/>
      <style:text-properties style:font-name="Arial" fo:font-size="10.5pt" style:text-underline-style="solid" style:text-underline-width="auto" style:text-underline-color="font-color" fo:font-weight="bold" style:font-size-asian="10.5pt" style:font-weight-asian="bold" style:font-name-complex="Times New Roman2" style:font-size-complex="10.5pt" style:font-weight-complex="bold"/>
    </style:style>
    <style:style style:name="P30" style:family="paragraph" style:parent-style-name="Standard">
      <style:paragraph-properties fo:padding-left="0.0555in" fo:padding-right="0.0555in" fo:padding-top="0.0138in" fo:padding-bottom="0.0138in" fo:border="0.51pt solid #00000a"/>
      <style:text-properties style:font-name="Arial" fo:font-size="10.5pt" style:font-size-asian="10.5pt" style:font-name-complex="Times New Roman2" style:font-size-complex="10.5pt"/>
    </style:style>
    <style:style style:name="P31" style:family="paragraph" style:parent-style-name="Standard">
      <style:paragraph-properties fo:margin-left="-0.0102in" fo:margin-right="0in" fo:text-align="start" style:justify-single-word="false" fo:text-indent="0in" style:auto-text-indent="false">
        <style:tab-stops/>
      </style:paragraph-properties>
      <style:text-properties style:font-name="Arial" fo:font-size="10.5pt" fo:language="zxx" fo:country="none" fo:font-style="normal" fo:font-weight="bold" style:font-size-asian="10.5pt" style:language-asian="zxx" style:country-asian="none" style:font-style-asian="normal" style:font-weight-asian="bold" style:font-name-complex="Arial" style:font-size-complex="10.5pt" style:font-style-complex="normal" style:font-weight-complex="bold"/>
    </style:style>
    <style:style style:name="P32" style:family="paragraph" style:parent-style-name="Standard">
      <style:paragraph-properties fo:margin-left="-0.0102in" fo:margin-right="0in" fo:text-align="justify" style:justify-single-word="false" fo:text-indent="0in" style:auto-text-indent="false">
        <style:tab-stops/>
      </style:paragraph-properties>
      <style:text-properties style:font-name="Arial" fo:font-size="10.5pt" style:font-size-asian="10.5pt" style:font-name-complex="Times New Roman2" style:font-size-complex="10.5pt"/>
    </style:style>
    <style:style style:name="P33" style:family="paragraph" style:parent-style-name="Standard">
      <style:paragraph-properties fo:margin-left="-0.039in" fo:margin-right="0.0028in" fo:text-align="start" style:justify-single-word="false" fo:text-indent="0in" style:auto-text-indent="false" fo:padding-left="0.0555in" fo:padding-right="0.0555in" fo:padding-top="0.0138in" fo:padding-bottom="0.0138in" fo:border="0.51pt solid #00000a">
        <style:tab-stops/>
      </style:paragraph-properties>
      <style:text-properties style:font-name="Arial" fo:font-size="10.5pt" style:font-size-asian="10.5pt" style:font-name-complex="Times New Roman2" style:font-size-complex="10.5pt"/>
    </style:style>
    <style:style style:name="P34" style:family="paragraph" style:parent-style-name="Standard">
      <style:paragraph-properties fo:margin-left="-0.039in" fo:margin-right="0.0028in" fo:text-align="start" style:justify-single-word="false" fo:text-indent="0in" style:auto-text-indent="false" fo:padding-left="0.0555in" fo:padding-right="0.0555in" fo:padding-top="0.0138in" fo:padding-bottom="0.0138in" fo:border="0.51pt solid #00000a">
        <style:tab-stops/>
      </style:paragraph-properties>
      <style:text-properties style:font-name="Arial" fo:font-size="10.5pt" style:font-size-asian="10.5pt" style:font-size-complex="10.5pt"/>
    </style:style>
    <style:style style:name="P35" style:family="paragraph" style:parent-style-name="Standard">
      <loext:graphic-properties draw:fill="solid" draw:fill-color="#cccccc" draw:opacity="100%"/>
      <style:paragraph-properties fo:margin-top="0in" fo:margin-bottom="0in" loext:contextual-spacing="false" fo:line-height="100%" fo:text-align="center" style:justify-single-word="false" fo:background-color="#cccccc" fo:padding-left="0.0555in" fo:padding-right="0.0555in" fo:padding-top="0.0138in" fo:padding-bottom="0.028in" fo:border="0.51pt solid #00000a"/>
      <style:text-properties style:text-position="0% 100%" style:font-name="Arial" fo:font-size="10.5pt" fo:font-weight="bold" style:font-size-asian="10.5pt" style:font-weight-asian="bold" style:font-name-complex="Times New Roman2" style:font-size-complex="10.5pt"/>
    </style:style>
    <style:style style:name="P36" style:family="paragraph" style:parent-style-name="Standard">
      <style:paragraph-properties fo:margin-top="0in" fo:margin-bottom="0in" loext:contextual-spacing="false" fo:line-height="100%" fo:text-align="center" style:justify-single-word="false"/>
      <style:text-properties style:font-name="Arial" fo:font-size="10.5pt" fo:font-weight="bold" style:font-size-asian="10.5pt" style:font-weight-asian="bold" style:font-name-complex="Times New Roman2" style:font-size-complex="10.5pt"/>
    </style:style>
    <style:style style:name="P37" style:family="paragraph" style:parent-style-name="UrbanTitle3">
      <style:paragraph-properties fo:text-align="center" style:justify-single-word="false"/>
      <style:text-properties style:font-name="Arial" fo:font-size="9pt" style:font-size-asian="9pt" style:font-size-complex="9pt"/>
    </style:style>
    <style:style style:name="P38" style:family="paragraph" style:parent-style-name="Standard" style:list-style-name="L1">
      <style:paragraph-properties fo:text-align="justify" style:justify-single-word="false"/>
      <style:text-properties style:font-name="Arial" fo:font-size="10.5pt" style:font-size-asian="10.5pt" style:font-name-complex="Times New Roman2" style:font-size-complex="10.5pt"/>
    </style:style>
    <style:style style:name="P39" style:family="paragraph" style:parent-style-name="Standard" style:list-style-name="L2">
      <style:paragraph-properties fo:text-align="justify" style:justify-single-word="false">
        <style:tab-stops>
          <style:tab-stop style:position="1.711in"/>
        </style:tab-stops>
      </style:paragraph-properties>
      <style:text-properties style:font-name="Arial" fo:font-size="10.5pt" style:font-size-asian="10.5pt" style:font-name-complex="Times New Roman2" style:font-size-complex="10.5pt"/>
    </style:style>
    <style:style style:name="P40" style:family="paragraph" style:parent-style-name="Standard" style:list-style-name="WWNum1">
      <style:paragraph-properties fo:margin-left="0.0165in" fo:margin-right="0.0028in" fo:text-align="start" style:justify-single-word="false" fo:text-indent="-0.2535in" style:auto-text-indent="false">
        <style:tab-stops/>
      </style:paragraph-properties>
      <style:text-properties style:font-name="Arial" fo:font-size="10.5pt" style:font-size-asian="10.5pt" style:font-name-complex="Times New Roman2" style:font-size-complex="10.5pt"/>
    </style:style>
    <style:style style:name="P41" style:family="paragraph" style:parent-style-name="Standard" style:list-style-name="L1">
      <style:paragraph-properties fo:margin-left="-0.0102in" fo:margin-right="0in" fo:text-align="justify" style:justify-single-word="false" fo:text-indent="0in" style:auto-text-indent="false">
        <style:tab-stops/>
      </style:paragraph-properties>
      <style:text-properties style:font-name="Arial" fo:font-size="10.5pt" style:font-size-asian="10.5pt" style:font-name-complex="Times New Roman2" style:font-size-complex="10.5pt"/>
    </style:style>
    <style:style style:name="P42" style:family="paragraph" style:parent-style-name="Standard" style:list-style-name="L2">
      <style:paragraph-properties fo:margin-left="-0.039in" fo:margin-right="0.0028in" fo:text-align="start" style:justify-single-word="false" fo:text-indent="0in" style:auto-text-indent="false" fo:padding-left="0.0555in" fo:padding-right="0.0555in" fo:padding-top="0.0138in" fo:padding-bottom="0.0138in" fo:border="0.51pt solid #00000a">
        <style:tab-stops/>
      </style:paragraph-properties>
      <style:text-properties style:font-name="Arial" fo:font-size="10.5pt" style:font-size-asian="10.5pt" style:font-name-complex="Times New Roman2" style:font-size-complex="10.5pt"/>
    </style:style>
    <style:style style:name="P43" style:family="paragraph" style:parent-style-name="UrbanBody_20_" style:list-style-name="WWNum1">
      <style:paragraph-properties fo:margin-left="0.0165in" fo:margin-right="0.0028in" fo:text-align="start" style:justify-single-word="false" fo:text-indent="-0.2535in" style:auto-text-indent="false">
        <style:tab-stops/>
      </style:paragraph-properties>
      <style:text-properties style:font-name="Arial" fo:font-size="10.5pt" style:text-underline-style="none" fo:font-weight="normal" style:font-size-asian="10.5pt" style:font-weight-asian="normal" style:font-name-complex="Times New Roman2" style:font-size-complex="10.5pt" style:font-weight-complex="normal"/>
    </style:style>
    <style:style style:name="P44" style:family="paragraph" style:parent-style-name="UrbanBody_20_" style:list-style-name="WWNum1">
      <style:paragraph-properties fo:margin-left="0.0236in" fo:margin-right="0.0028in" fo:text-align="start" style:justify-single-word="false" fo:text-indent="-0.2535in" style:auto-text-indent="false">
        <style:tab-stops/>
      </style:paragraph-properties>
      <style:text-properties style:font-name="Arial" fo:font-size="10.5pt" style:text-underline-style="none" fo:font-weight="normal" style:font-size-asian="10.5pt" style:font-weight-asian="normal" style:font-name-complex="Times New Roman2" style:font-size-complex="10.5pt" style:font-weight-complex="normal"/>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name-complex="Times New Roman2" style:font-style-complex="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weight="bold" style:font-weight-asian="bold" style:font-name-complex="Times New Roman2"/>
    </style:style>
    <style:style style:name="T8" style:family="text">
      <style:text-properties style:text-line-through-style="none" style:text-line-through-type="none" fo:font-style="normal" style:text-underline-style="none" fo:font-weight="normal" style:font-style-asian="normal" style:font-weight-asian="normal" style:font-style-complex="normal"/>
    </style:style>
    <style:style style:name="T9" style:family="text">
      <style:text-properties style:text-line-through-style="none" style:text-line-through-type="none" fo:font-weight="normal" style:font-weight-asian="normal" style:font-name-complex="Times New Roman2" style:font-weight-complex="normal"/>
    </style:style>
    <style:style style:name="T10" style:family="text">
      <style:text-properties fo:font-weight="normal" style:font-weight-asian="normal" style:font-weight-complex="normal"/>
    </style:style>
    <style:style style:name="T11" style:family="text">
      <style:text-properties fo:font-weight="normal" style:font-weight-asian="normal" style:font-name-complex="Times New Roman2"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line-through-style="solid" style:text-line-through-type="double" fo:font-weight="normal" style:font-weight-asian="normal" style:font-name-complex="Times New Roman2" style:font-weight-complex="normal"/>
    </style:style>
    <style:style style:name="T14" style:family="text">
      <style:text-properties style:text-line-through-style="solid" style:text-line-through-type="double" fo:font-style="normal" fo:font-weight="normal" style:font-style-asian="normal" style:font-weight-asian="normal" style:font-style-complex="normal" style:font-weight-complex="normal"/>
    </style:style>
    <style:style style:name="T15" style:family="text">
      <style:text-properties style:text-line-through-style="solid" style:text-line-through-type="double" fo:font-style="normal" fo:font-weight="normal" style:font-style-asian="normal" style:font-weight-asian="normal" style:font-name-complex="Times New Roman2" style:font-style-complex="normal" style:font-weight-complex="normal"/>
    </style:style>
    <style:style style:name="T16" style:family="text">
      <style:text-properties style:font-name-complex="Times New Roman2"/>
    </style:style>
    <style:style style:name="T17" style:family="text">
      <style:text-properties style:text-position="super 58%" style:font-name-complex="Times New Roman2"/>
    </style:style>
    <style:style style:name="T18" style:family="text">
      <style:text-properties style:text-position="33% 80%"/>
    </style:style>
    <style:style style:name="T19" style:family="text">
      <style:text-properties fo:font-size="11pt" style:font-size-asian="11pt" style:font-size-complex="11pt"/>
    </style:style>
    <style:style style:name="T20" style:family="text">
      <style:text-properties fo:text-transform="uppercase"/>
    </style:style>
    <style:style style:name="T2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2"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style>
    <style:style style:name="fr2" style:family="graphic" style:parent-style-name="Frame">
      <style:graphic-properties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Cadre2" text:anchor-type="paragraph" svg:x="0in" svg:y="0in" svg:width="2.8063in" draw:z-index="0"><draw:text-box fo:min-height="2.289in"><text:p text:style-name="P2"><office:annotation><dc:creator>Gauthier Bastien</dc:creator><dc:date>2011-01-13T14:56:41</dc:date><text:p text:style-name="P45"><text:span text:style-name="T21">do text</text:span></text:p><text:p text:style-name="P45"><text:span text:style-name="T21">from document(at=header, format='odt')</text:span></text:p></office:annotation><text:span text:style-name="T2">Import depuis header.odt</text:span></text:p></draw:text-box></draw:frame><text:text-input text:description="">tool.getCityName()</text:text-input>, le <text:text-input text:description="">event_view.display_date('eventDate')</text:text-input></text:p>
      <text:p text:style-name="P17"/>
      <text:p text:style-name="P17"/>
      <text:p text:style-name="P17"/>
      <text:p text:style-name="P17"><draw:frame draw:style-name="fr2" draw:name="Cadre1" text:anchor-type="paragraph" svg:x="3.1126in" svg:y="0.1055in" svg:width="3.4839in" svg:height="1.2902in" draw:z-index="1"><draw:text-box><text:p text:style-name="Frame_20_contents"><office:annotation><dc:creator>Gauthier Bastien</dc:creator><dc:date>2011-02-16T14:49:10</dc:date><text:p text:style-name="P45"><text:span text:style-name="T21">do text if not len(self.getApplicants()) &gt; 1</text:span></text:p><text:p text:style-name="P45"><text:span text:style-name="T21">from xhtml(applicantobj.getSignaletic(withaddress=True,linebyline=True))</text:span></text:p></office:annotation><text:span text:style-name="T5">Titre Nom Prénom<text:line-break/>Adresse ligne1<text:line-break/>Adresse ligne2</text:span></text:p><text:p text:style-name="Frame_20_contents"><text:span text:style-name="T5"><office:annotation><dc:creator>Gauthier Bastien</dc:creator><dc:date>2011-02-17T09:18:17</dc:date><text:p text:style-name="P45"><text:span text:style-name="T21">do text if </text:span><text:span text:style-name="T25">len(self.getApplicants()) &gt; 1</text:span></text:p></office:annotation></text:span><text:span text:style-name="T5">&lt;%Titre%&gt; &lt;%Nom%&gt; &lt;%Prenom%&gt;<text:line-break/>&lt;%AdresseLigne1%&gt;<text:line-break/>&lt;%AdresseLigne2%&gt;</text:span></text:p><text:h text:style-name="Heading_20_2" text:outline-level="2">RECOMMANDÉ</text:h><text:p text:style-name="Standard"/><text:p text:style-name="Standard"/><text:p text:style-name="Standard"/><text:p text:style-name="P3"><office:annotation><dc:creator>Gauthier Bastien</dc:creator><dc:date>2011-02-17T09:18:17</dc:date><text:p text:style-name="P45"><text:span text:style-name="T21">do text if </text:span><text:span text:style-name="T25">len(self.getApplicants()) &gt; 1</text:span></text:p></office:annotation><text:text-input text:description="Plusieurs demandeurs">self.getMultipleApplicants()</text:text-input></text:p></draw:text-box></draw:frame></text:p>
      <text:p text:style-name="P17"/>
      <text:p text:style-name="P17"/>
      <text:p text:style-name="P17"/>
      <text:p text:style-name="P17"/>
      <text:p text:style-name="P17"/>
      <text:p text:style-name="P17"/>
      <text:p text:style-name="P17"/>
      <text:p text:style-name="P17"/>
      <text:p text:style-name="P23"/>
      <text:p text:style-name="P23">Accusé de réception par le Collège communal</text:p>
      <text:p text:style-name="P37"/>
      <text:p text:style-name="P21">Agent traitant: <text:text-input text:description="">self.getFoldermanagers()[0].getName1()</text:text-input> <text:text-input text:description="">self.getFoldermanagers()[0].getName2()</text:text-input></text:p>
      <text:p text:style-name="P21"><office:annotation><dc:creator>Gauthier Bastien</dc:creator><dc:date>2011-01-13T14:56:41</dc:date><text:p text:style-name="P45"><text:span text:style-name="T21">do text</text:span></text:p><text:p text:style-name="P45"><text:span text:style-name="T21">from document(at=reference, format='odt')</text:span></text:p></office:annotation>Import depuis reference.odt</text:p>
      <text:p text:style-name="P17"/>
      <text:p text:style-name="P17"><office:annotation><dc:creator>Gauthier Bastien</dc:creator><dc:date>2011-02-21T09:23:46</dc:date><text:p text:style-name="P45"><text:span text:style-name="T25">do text if not len(self.getApplicants()) &gt; 1</text:span></text:p></office:annotation><text:text-input text:description="Titre du demandeur">applicantobj.getPersonTitleValue()</text:text-input>,</text:p>
      <text:p text:style-name="P17"><office:annotation><dc:creator>Gauthier Bastien</dc:creator><dc:date>2011-02-21T09:23:46</dc:date><text:p text:style-name="P45"><text:span text:style-name="T25">do text if len(self.getApplicants()) &gt; 1</text:span></text:p></office:annotation><text:span text:style-name="T4"><office:annotation><dc:creator>Gauthier Bastien</dc:creator><dc:date>2011-02-17T09:18:17</dc:date><text:p text:style-name="P45"><text:span text:style-name="T21">do text if </text:span><text:span text:style-name="T25">len(self.getApplicants()) &gt; 1</text:span></text:p></office:annotation></text:span><text:span text:style-name="T4">&lt;%Titre%&gt;</text:span>,</text:p>
      <text:p text:style-name="P18"/>
      <text:p text:style-name="P18"/>
      <text:p text:style-name="P35">ACCUSE DE RÉCEPTION PAR LE COLLÈGE COMMUNAL DE LA COMMUNE DE <text:span text:style-name="T20"><text:text-input text:description="">tool.getCityName()</text:text-input></text:span></text:p>
      <text:p text:style-name="P36"/>
      <text:p text:style-name="P36"/>
      <text:p text:style-name="P28">Nom, prénom <text:s/>du ou des demandeurs :</text:p>
      <text:p text:style-name="P26"><text:text-input text:description="Situation des travaux">self.getApplicantsSignaletic()</text:text-input></text:p>
      <text:p text:style-name="P26"><text:text-input text:description="">self.getApplicants()[0].getAddress()</text:text-input></text:p>
      <text:p text:style-name="P26"><text:text-input text:description="">self.getValueForTemplate('phone', self.getApplicants()[0])</text:text-input></text:p>
      <text:p text:style-name="P29">Nom, prénom de l’auteur de projet : </text:p>
      <text:p text:style-name="P27"><text:text-input text:description="Situation des travaux">self.getGeometriciansSignaletic(withaddress=True)</text:text-input></text:p>
      <text:p text:style-name="P30"><text:span text:style-name="T12">Objet de la demande :</text:span> </text:p>
      <text:p text:style-name="P27"><text:text-input text:description="Objet des travaux">self.getLicenceSubject()</text:text-input></text:p>
      <text:p text:style-name="P28">Adresse et références cadastrales du terrain concerné par le projet :</text:p>
      <text:p text:style-name="P26"><text:text-input text:description="Situation des travaux">self.getWorkLocationSignaletic()</text:text-input></text:p>
      <text:p text:style-name="P26"><text:text-input text:description="Bien-Parcelles">self.getPortionOutsText()</text:text-input></text:p>
      <text:p text:style-name="P26"/>
      <text:p text:style-name="P30">Date du récépissé ou de la réception du dossier envoyé : <text:span text:style-name="T19"><text:text-input text:description="Date du récépissé">tool.formatDate(self.getFirstDeposit().getEventDate())</text:text-input></text:span></text:p>
      <text:p text:style-name="P30"><office:annotation><dc:creator>Unknown Author</dc:creator><dc:date>2018-03-26T13:20:04</dc:date><text:p text:style-name="P45"><text:span text:style-name="T24">do text if self.getLastDeposit().getEventDate() &lt;&gt; self.getFirstDeposit().getEventDate()</text:span></text:p></office:annotation>Date du récépissé ou de la réception des pièces manquantes : <text:span text:style-name="T19"><text:text-input text:description="Date du récépissé">tool.formatDate(self.getLastDeposit().getEventDate())</text:text-input></text:span></text:p>
      <text:p text:style-name="P4"/>
      <text:p text:style-name="P30">Référence du dossier : <text:span text:style-name="T6"><text:text-input text:description="">self.getReference()</text:text-input></text:span><text:span text:style-name="T6"> </text:span></text:p>
      <text:p text:style-name="P10"/>
      <text:p text:style-name="P12">Le dossier est complet conformément au Code du Développement Territorial.</text:p>
      <text:p text:style-name="P10"/>
      <text:p text:style-name="P4">L’avis des <text:s/>services ou commissions qui suivent <text:s/>est sollicité et devra être transmis dans les 30 jours de l’envoi de la demande d’avis (excepté <text:s/>l’avis du service incendie qui est transmis dans les 45 jours):</text:p>
      <text:p text:style-name="P24"/>
      <table:table table:name="Tableau2" table:style-name="Tableau2">
        <table:table-column table:style-name="Tableau2.A"/>
        <table:table-column table:style-name="Tableau2.B"/>
        <table:table-row>
          <table:table-cell table:style-name="Tableau2.A1" office:value-type="string">
            <text:p text:style-name="P4">OBLIGATOIRES :</text:p>
            <text:p text:style-name="P4">(Art. R.IV.35-1 du CoDT)</text:p>
          </table:table-cell>
          <table:table-cell table:style-name="Tableau2.B1" office:value-type="string">
            <text:list xml:id="list3793677137161144183" text:style-name="WWNum1">
              <text:list-header>
                <text:p text:style-name="P43"><text:text-input text:description="Bien-Parcelles">self.getValueForTemplate('solicitOpinionsTo')</text:text-input></text:p>
              </text:list-header>
            </text:list>
          </table:table-cell>
        </table:table-row>
        <table:table-row>
          <table:table-cell table:style-name="Tableau2.A2" office:value-type="string">
            <text:list xml:id="list93058128106796" text:continue-numbering="true" text:style-name="WWNum1">
              <text:list-header>
                <text:p text:style-name="P40">FACULTATIFS :</text:p>
              </text:list-header>
              <text:list-item>
                <text:p text:style-name="P40"><text:soft-page-break/>(Art. D.IV.35 du CoDT)</text:p>
              </text:list-item>
            </text:list>
          </table:table-cell>
          <table:table-cell table:style-name="Tableau2.B2" office:value-type="string">
            <text:list xml:id="list93058553008959" text:continue-numbering="true" text:style-name="WWNum1">
              <text:list-header>
                <text:p text:style-name="P44"><text:text-input text:description="Bien-Parcelles">self.getValueForTemplate('solicitOpinionsToOptional')</text:text-input></text:p>
              </text:list-header>
            </text:list>
          </table:table-cell>
        </table:table-row>
      </table:table>
      <text:p text:style-name="P25"/>
      <text:p text:style-name="P9"><text:span text:style-name="T2"><office:annotation><dc:creator>Auteur inconnu</dc:creator><dc:date>2017-05-16T10:11:54</dc:date><text:p text:style-name="P45"><text:span text:style-name="T22">do </text:span><text:span text:style-name="T23">text</text:span><text:span text:style-name="T22"> if 'Ann' in licence_helper.inquiry_type</text:span></text:p></office:annotation></text:span><text:span text:style-name="T3">(1) Le dossier est soumis <text:s/></text:span><text:span text:style-name="T15">à - enquête publique </text:span><text:span text:style-name="T3">- à annonce de projet.</text:span></text:p>
      <text:p text:style-name="P6"><text:span text:style-name="T2"><office:annotation><dc:creator>Auteur inconnu</dc:creator><dc:date>2017-05-16T10:11:54</dc:date><text:p text:style-name="P45"><text:span text:style-name="T22">do </text:span><text:span text:style-name="T23">text</text:span><text:span text:style-name="T22"> if 'Enq' in licence_helper.inquiry_type</text:span></text:p></office:annotation></text:span><text:span text:style-name="T2">(1) Le dossier est soumis <text:s/>à - enquête publique - </text:span><text:span text:style-name="T14">à annonce de projet</text:span><text:span text:style-name="T2">.</text:span></text:p>
      <text:p text:style-name="P6"><text:span text:style-name="T2"><office:annotation><dc:creator>Auteur inconnu</dc:creator><dc:date>2017-05-16T10:11:54</dc:date><text:p text:style-name="P45"><text:span text:style-name="T22">do </text:span><text:span text:style-name="T23">text</text:span><text:span text:style-name="T22"> if 'Auc' in licence_helper.inquiry_type</text:span></text:p></office:annotation></text:span><text:span text:style-name="T2">(1) </text:span><text:span text:style-name="T14">Le dossier est soumis <text:s/>à - enquête publique - à annonce de projet.</text:span></text:p>
      <text:p text:style-name="P4"/>
      <text:p text:style-name="P11"><text:span text:style-name="T10"><office:annotation><dc:creator>Auteur inconnu</dc:creator><dc:date>2017-05-16T10:11:54</dc:date><text:p text:style-name="P45"><text:span text:style-name="T22">do </text:span><text:span text:style-name="T23">text</text:span><text:span text:style-name="T22"> if not licence_helper.requirementFromFD</text:span></text:p></office:annotation></text:span><text:span text:style-name="T11">(1) </text:span><text:span text:style-name="T13">Le dossier est <text:s/>soumis à l’avis - obligatoire - facultatif - du fonctionnaire délégué.</text:span></text:p>
      <text:p text:style-name="P11"><text:span text:style-name="T10"><office:annotation><dc:creator>Auteur inconnu</dc:creator><dc:date>2017-05-16T10:11:54</dc:date><text:p text:style-name="P45"><text:span text:style-name="T22">do </text:span><text:span text:style-name="T23">text</text:span><text:span text:style-name="T22"> if 'conf' in licence_helper.requirementFromFD or 'sim' in licence_helper.requirementFromFD</text:span></text:p></office:annotation></text:span><text:span text:style-name="T11">(1) Le dossier est <text:s/>soumis à l’avis - obligatoire - </text:span><text:span text:style-name="T13">facultatif</text:span><text:span text:style-name="T9"> </text:span><text:span text:style-name="T11">- du fonctionnaire délégué.</text:span></text:p>
      <text:p text:style-name="P31"><text:span text:style-name="T10"><office:annotation><dc:creator>Auteur inconnu</dc:creator><dc:date>2017-05-16T10:11:54</dc:date><text:p text:style-name="P45"><text:span text:style-name="T22">do </text:span><text:span text:style-name="T23">text</text:span><text:span text:style-name="T22"> if 'fac' in licence_helper.requirementFromFD</text:span></text:p></office:annotation></text:span><text:span text:style-name="T11">(1) Le dossier est <text:s/>soumis à l’avis - </text:span><text:span text:style-name="T13">obligatoire</text:span><text:span text:style-name="T11"> - </text:span><text:span text:style-name="T9">facultatif - du</text:span><text:span text:style-name="T11"> fonctionnaire délégué.</text:span></text:p>
      <text:p text:style-name="P32"/>
      <text:p text:style-name="P32"/>
      <text:list xml:id="list4831631331391227423" text:style-name="L1">
        <text:list-header>
          <text:p text:style-name="P41">(1) Le dossier comporte une demande de création, de modification ou de suppression de la voirie communale - nécessitant une modification du plan d’alignement.</text:p>
          <text:p text:style-name="P38"/>
        </text:list-header>
      </text:list>
      <text:p text:style-name="P7"><office:annotation><dc:creator>Auteur inconnu</dc:creator><dc:date>2017-05-16T10:11:54</dc:date><text:p text:style-name="P45"><text:span text:style-name="T22">do </text:span><text:span text:style-name="T23">text</text:span><text:span text:style-name="T22"> if '30 jours' in licence_helper.annoncedDelay</text:span></text:p></office:annotation>(1) <text:span text:style-name="T16">Le délai endéans lequel la décision doit être </text:span><text:span text:style-name="T7">envoyée </text:span><text:span text:style-name="T16">est de 30 jours.</text:span></text:p>
      <text:p text:style-name="P7"><office:annotation><dc:creator>Auteur inconnu</dc:creator><dc:date>2017-05-16T10:11:54</dc:date><text:p text:style-name="P45"><text:span text:style-name="T22">do </text:span><text:span text:style-name="T23">text</text:span><text:span text:style-name="T22"> if '75 jours' in licence_helper.annoncedDelay</text:span></text:p></office:annotation>(1) <text:span text:style-name="T16">Le délai endéans lequel la décision doit être </text:span><text:span text:style-name="T7">envoyée </text:span><text:span text:style-name="T16">est de 75 jours.</text:span></text:p>
      <text:p text:style-name="P7"><text:span text:style-name="T16"><office:annotation><dc:creator>Auteur inconnu</dc:creator><dc:date>2017-05-16T10:11:54</dc:date><text:p text:style-name="P45"><text:span text:style-name="T22">do </text:span><text:span text:style-name="T23">text</text:span><text:span text:style-name="T22"> if '115 jours' in licence_helper.annoncedDelay</text:span></text:p></office:annotation></text:span><text:span text:style-name="T16">(1) Le délai endéans lequel la décision doit être </text:span><text:span text:style-name="T7">envoyée </text:span><text:span text:style-name="T16">est de 115 jours.</text:span></text:p>
      <text:p text:style-name="P5"/>
      <text:p text:style-name="P8"><text:span text:style-name="T16">Ce délai est prolongé lorsque l’enquête publique ou l’annonce de projet est réalisée pendant la période du 16 juillet au 15 août et du 24 décembre au 1</text:span><text:span text:style-name="T17">er</text:span><text:span text:style-name="T16">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4">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4">Ce délai <text:s/>peut être prorogé de trente jours maximum par le collège communal. <text:s text:c="2"/></text:p>
      <text:p text:style-name="P4"/>
      <text:list xml:id="list4343824055365416085" text:style-name="L2">
        <text:list-header>
          <text:p text:style-name="P42">(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33"/>
      <text:p text:style-name="P34"><text:span text:style-name="T16">Le projet de </text:span><text:span text:style-name="T16"><text:text-input text:description="Objet des travaux">self.getLicenceSubject()</text:text-input></text:span><text:span text:style-name="T16"> situé à </text:span><text:span text:style-name="T16"><text:text-input text:description="Situation des travaux">self.getWorkLocationSignaletic()</text:text-input></text:span><text:span text:style-name="T16"> </text:span></text:p>
      <text:p text:style-name="P33"/>
      <text:list xml:id="list93058723631943" text:continue-numbering="true" text:style-name="L2">
        <text:list-header>
          <text:p text:style-name="P39"/>
        </text:list-header>
      </text:list>
      <text:p text:style-name="P22">Le présent accusé de réception ne présume ni de modifications ultérieures rendues nécessaires suite aux remarques éventuelles des instances consultées ni, à fortiori, de l'octroi du permis demandé. </text:p>
      <text:p text:style-name="P22"/>
      <text:p text:style-name="P18">En vous remerciant pour votre attention, nous vous prions d'agréer, <text:text-input text:description="Titre du demandeur">applicantobj.getPersonTitleValue()</text:text-input>, nos salutations distinguées.</text:p>
      <text:p text:style-name="P18"/>
      <text:p text:style-name="P18"><office:annotation><dc:creator>Gauthier Bastien</dc:creator><dc:date>2011-01-13T14:56:41</dc:date><text:p text:style-name="P45"><text:span text:style-name="T21">do text</text:span></text:p><text:p text:style-name="P45"><text:span text:style-name="T21">from document(at=signatures, format='odt')</text:span></text:p></office:annotation><text:span text:style-name="T1">Import depuis signatures.odt</text:span></text:p>
      <text:p text:style-name="P20"/>
      <text:p text:style-name="P20"/>
      <text:p text:style-name="P14">Art. D.IV.46 </text:p>
      <text:p text:style-name="P13">La décision du collège communal octroyant ou refusant le permis ou délivrant le certificat d'urbanisme n° 2 est envoyée au demandeur dans les délais suivants à dater du jour où le collège communal a envoyé l'accusé de réception visé à l'article D.IV.33 ou, à défaut, à dater du jour suivant le terme du délai qui lui était imparti pour envoyer l'accusé de réception :<text:line-break/>1° trente jours lorsque la demande ne requiert pas de mesures particulières de publicité, qu'aucun avis des services ou commissions visés à l'article D.IV.35 n'est sollicité et que l'avis facultatif du fonctionnaire délégué n'est pas sollicité ou que l'avis du fonctionnaire délégué n'est pas obligatoire;<text:line-break/>2° septante-cinq jours lorsque :<text:line-break/>a) soit la demande requiert des mesures particulières de publicité;<text:line-break/>b) soit l'avis de services ou commissions visés à l'article D.IV.35 est sollicité;<text:line-break/>c) soit l'avis facultatif du fonctionnaire délégué est sollicité ou que l'avis du fonctionnaire délégué est obligatoire;<text:line-break/>3° cent quinze jours lorsque l'avis facultatif du fonctionnaire délégué est sollicité ou que l'avis du fonctionnaire délégué est obligatoire et que :<text:line-break/>a) soit la demande requiert des mesures particulières de publicité;<text:line-break/><text:soft-page-break/>b) soit l'avis de services ou commissions est sollicité.<text:line-break/>Le jour où le collège communal envoie sa décision au demandeur, il l'envoie également au fonctionnaire délégué. Il envoie une copie de la décision à l'auteur de projet.<text:line-break/>Les délais visés à l'alinéa 1<text:span text:style-name="T18">er</text:span> peuvent être prorogés de trente jours par le collège communal.<text:line-break/>La décision de prorogation est envoyée, selon le cas, dans le délai de trente, septante-cinq ou cent quinze jours au demandeur, à son auteur de projet et au fonctionnaire délégué.<text:line-break/>L'envoi mentionne les personnes à qui la décision est notifiée. </text:p>
      <text:p text:style-name="P13"/>
      <text:p text:style-name="P14">Art. D.IV.47 </text:p>
      <text:p text:style-name="P13">§1er.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13"/>
      <text:p text:style-name="P1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 </text:p>
      <text:p text:style-name="P13"/>
      <text:p text:style-name="P15">À défaut de l’envoi de la décision du fonctionnaire délégué au demandeur dans le délai imparti, le permis est réputé refusé ou le certificat d’urbanisme n°2 est réputé défavorable et le Gouvernement est saisi de la demande. </text:p>
      <text:p text:style-name="P15"/>
      <text:p text:style-name="P13"><text:span text:style-name="T8">§2. Lorsque le coll</text:span>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 </text:p>
      <text:p text:style-name="P13"/>
      <text:p text:style-name="P13">À défaut de l’envoi de la décision du fonctionnaire délégué au demandeur dans le délai imparti, le Gouvernement est saisi de la demande. </text:p>
      <text:p text:style-name="P13"/>
      <text:p text:style-name="P13">§3. Lorsque le collège communal n’a pas envoyé sa décision dans les délais visés aux articles D.IV.46 et D.IV.62, §3, alinéa 2 et §4, alinéa 4 et que le fonctionnaire délégué n’a pas envoyé son avis obligatoire ou facultatif dans le délai visé à l’article D.IV.39, §1er, le permis est réputé refusé ou le certificat d’urbanisme n°2 est réputé défavorable et le Gouvernement est saisi de la demande. </text:p>
      <text:p text:style-name="P13"/>
      <text:p text:style-name="P16">§4. Lorsque le collège communal n’a pas envoyé sa décision au demandeur dans le délai imparti, il lui restitue le montant perçu au titre de frais de dossi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ender" style:family="paragraph" style:parent-style-name="Standard" style:class="extra">
      <style:paragraph-properties fo:margin-top="0in" fo:margin-bottom="0.0417in" loext:contextual-spacing="false"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39in" loext:contextual-spacing="false" fo:line-height="115%" fo:text-align="start" style:justify-single-word="false" fo:padding="0.0193in" fo:border-left="none" fo:border-right="none" fo:border-top="0.06pt solid #000000" fo:border-bottom="none" style:shadow="none"/>
      <style:text-properties style:font-name="Arial" fo:font-size="9pt" style:font-size-asian="9pt" style:font-size-complex="9pt"/>
    </style:style>
    <style:style style:name="M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6.5in" fo:page-height="3.6252in" style:num-format=""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draw:style-name="Mfr1" draw:name="Image2" text:anchor-type="as-char" svg:y="-0.4571in" svg:width="0.4016in" svg:height="0.472in" draw:z-index="4"><draw:image xlink:href="Pictures/2000000A0000140D00001B988C0D0D019B428414.wmf" xlink:type="simple" xlink:show="embed" xlink:actuate="onLoad"/></draw:frame> <text:s text:c="2"/>Annexe 18 - Article D.IV.33.1° du CoDT</text:p>
      </style:footer>
    </style:master-page>
    <style:master-page style:name="Envelop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10T16:14:00</meta:creation-date>
    <dc:date>2018-05-07T09:30:56.745664112</dc:date>
    <dc:language>fr-FR</dc:language>
    <meta:editing-cycles>190</meta:editing-cycles>
    <meta:editing-duration>P2DT10H55M49S</meta:editing-duration>
    <meta:initial-creator>102683</meta:initial-creator>
    <meta:print-date>2017-05-22T09:51:04.318000000</meta:print-date>
    <meta:document-statistic meta:table-count="1" meta:image-count="1" meta:object-count="0" meta:page-count="3" meta:paragraph-count="63" meta:word-count="1288" meta:character-count="8269" meta:non-whitespace-character-count="7054"/>
    <meta:user-defined meta:name="Info 1"/>
    <meta:user-defined meta:name="Info 2"/>
    <meta:user-defined meta:name="Info 3"/>
    <meta:user-defined meta:name="Info 4"/>
  </office:meta>
</office:document-meta>
</file>